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1528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1.0937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6" table:default-cell-style-name="ce1"/>
        <table:table-column table:style-name="co8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Instance 1</text:p>
          </table:table-cell>
          <table:table-cell office:value-type="string" calcext:value-type="string">
            <text:p>15-15-15</text:p>
          </table:table-cell>
          <table:table-cell table:number-columns-repeated="3"/>
          <table:table-cell office:value-type="string" calcext:value-type="string">
            <text:p>Instance 2</text:p>
          </table:table-cell>
          <table:table-cell office:value-type="string" calcext:value-type="string">
            <text:p>15-15-15</text:p>
          </table:table-cell>
          <table:table-cell table:number-columns-repeated="3"/>
          <table:table-cell office:value-type="string" calcext:value-type="string">
            <text:p>Instance 3</text:p>
          </table:table-cell>
          <table:table-cell office:value-type="string" calcext:value-type="string">
            <text:p>15-15-15</text:p>
          </table:table-cell>
          <table:table-cell table:number-columns-repeated="3"/>
          <table:table-cell office:value-type="string" calcext:value-type="string">
            <text:p>Instance 4</text:p>
          </table:table-cell>
          <table:table-cell office:value-type="string" calcext:value-type="string">
            <text:p>15-15-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M=1</text:p>
          </table:table-cell>
          <table:table-cell table:number-columns-repeated="4"/>
          <table:table-cell office:value-type="string" calcext:value-type="string">
            <text:p>NM=1</text:p>
          </table:table-cell>
          <table:table-cell table:number-columns-repeated="4"/>
          <table:table-cell office:value-type="string" calcext:value-type="string">
            <text:p>NM=1</text:p>
          </table:table-cell>
          <table:table-cell table:number-columns-repeated="4"/>
          <table:table-cell office:value-type="string" calcext:value-type="string">
            <text:p>NM=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.92" calcext:value-type="float">
            <text:p>429.92</text:p>
          </table:table-cell>
          <table:table-cell office:value-type="float" office:value="300.34" calcext:value-type="float">
            <text:p>300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5.88" calcext:value-type="float">
            <text:p>405.88</text:p>
          </table:table-cell>
          <table:table-cell office:value-type="float" office:value="345.7" calcext:value-type="float">
            <text:p>345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3.24" calcext:value-type="float">
            <text:p>383.24</text:p>
          </table:table-cell>
          <table:table-cell office:value-type="float" office:value="297.4" calcext:value-type="float">
            <text:p>297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72.5" calcext:value-type="float">
            <text:p>972.5</text:p>
          </table:table-cell>
          <table:table-cell office:value-type="float" office:value="926.17" calcext:value-type="float">
            <text:p>926.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92" calcext:value-type="float">
            <text:p>429.92</text:p>
          </table:table-cell>
          <table:table-cell office:value-type="float" office:value="298.45" calcext:value-type="float">
            <text:p>298.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86.64" calcext:value-type="float">
            <text:p>386.64</text:p>
          </table:table-cell>
          <table:table-cell office:value-type="float" office:value="302.6" calcext:value-type="float">
            <text:p>302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67.14" calcext:value-type="float">
            <text:p>367.14</text:p>
          </table:table-cell>
          <table:table-cell office:value-type="float" office:value="281.49" calcext:value-type="float">
            <text:p>281.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29.75" calcext:value-type="float">
            <text:p>929.75</text:p>
          </table:table-cell>
          <table:table-cell office:value-type="float" office:value="871.45" calcext:value-type="float">
            <text:p>871.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2.96" calcext:value-type="float">
            <text:p>372.96</text:p>
          </table:table-cell>
          <table:table-cell office:value-type="float" office:value="301.13" calcext:value-type="float">
            <text:p>301.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98.59" calcext:value-type="float">
            <text:p>398.59</text:p>
          </table:table-cell>
          <table:table-cell office:value-type="float" office:value="265.78" calcext:value-type="float">
            <text:p>265.7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46.95" calcext:value-type="float">
            <text:p>346.95</text:p>
          </table:table-cell>
          <table:table-cell office:value-type="float" office:value="261.74" calcext:value-type="float">
            <text:p>261.7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55.62" calcext:value-type="float">
            <text:p>855.62</text:p>
          </table:table-cell>
          <table:table-cell office:value-type="float" office:value="822.16" calcext:value-type="float">
            <text:p>822.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7.74" calcext:value-type="float">
            <text:p>387.74</text:p>
          </table:table-cell>
          <table:table-cell office:value-type="float" office:value="297.9" calcext:value-type="float">
            <text:p>297.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69.01" calcext:value-type="float">
            <text:p>369.01</text:p>
          </table:table-cell>
          <table:table-cell office:value-type="float" office:value="279.93" calcext:value-type="float">
            <text:p>279.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33.37" calcext:value-type="float">
            <text:p>333.37</text:p>
          </table:table-cell>
          <table:table-cell office:value-type="float" office:value="273.36" calcext:value-type="float">
            <text:p>273.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12.28" calcext:value-type="float">
            <text:p>812.28</text:p>
          </table:table-cell>
          <table:table-cell office:value-type="float" office:value="760.19" calcext:value-type="float">
            <text:p>760.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4.41" calcext:value-type="float">
            <text:p>394.41</text:p>
          </table:table-cell>
          <table:table-cell office:value-type="float" office:value="319.62" calcext:value-type="float">
            <text:p>319.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73.16" calcext:value-type="float">
            <text:p>373.16</text:p>
          </table:table-cell>
          <table:table-cell office:value-type="float" office:value="309.58" calcext:value-type="float">
            <text:p>309.5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6.7" calcext:value-type="float">
            <text:p>336.7</text:p>
          </table:table-cell>
          <table:table-cell office:value-type="float" office:value="273.36" calcext:value-type="float">
            <text:p>273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2.54" calcext:value-type="float">
            <text:p>812.54</text:p>
          </table:table-cell>
          <table:table-cell office:value-type="float" office:value="757.23" calcext:value-type="float">
            <text:p>757.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.11" calcext:value-type="float">
            <text:p>377.11</text:p>
          </table:table-cell>
          <table:table-cell office:value-type="float" office:value="285.96" calcext:value-type="float">
            <text:p>285.9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0.4" calcext:value-type="float">
            <text:p>380.4</text:p>
          </table:table-cell>
          <table:table-cell office:value-type="float" office:value="289.13" calcext:value-type="float">
            <text:p>289.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31.97" calcext:value-type="float">
            <text:p>331.97</text:p>
          </table:table-cell>
          <table:table-cell office:value-type="float" office:value="268.49" calcext:value-type="float">
            <text:p>268.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67.23" calcext:value-type="float">
            <text:p>867.23</text:p>
          </table:table-cell>
          <table:table-cell office:value-type="float" office:value="733.04" calcext:value-type="float">
            <text:p>733.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1.26" calcext:value-type="float">
            <text:p>381.26</text:p>
          </table:table-cell>
          <table:table-cell office:value-type="float" office:value="279.16" calcext:value-type="float">
            <text:p>279.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35.11" calcext:value-type="float">
            <text:p>435.11</text:p>
          </table:table-cell>
          <table:table-cell office:value-type="float" office:value="279.93" calcext:value-type="float">
            <text:p>279.9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57.37" calcext:value-type="float">
            <text:p>357.37</text:p>
          </table:table-cell>
          <table:table-cell office:value-type="float" office:value="276.16" calcext:value-type="float">
            <text:p>276.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63.18" calcext:value-type="float">
            <text:p>863.18</text:p>
          </table:table-cell>
          <table:table-cell office:value-type="float" office:value="730.86" calcext:value-type="float">
            <text:p>730.8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8.56" calcext:value-type="float">
            <text:p>388.56</text:p>
          </table:table-cell>
          <table:table-cell office:value-type="float" office:value="261.78" calcext:value-type="float">
            <text:p>261.7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0.22" calcext:value-type="float">
            <text:p>450.22</text:p>
          </table:table-cell>
          <table:table-cell office:value-type="float" office:value="284.78" calcext:value-type="float">
            <text:p>284.7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3.68" calcext:value-type="float">
            <text:p>403.68</text:p>
          </table:table-cell>
          <table:table-cell office:value-type="float" office:value="242.21" calcext:value-type="float">
            <text:p>242.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74.06" calcext:value-type="float">
            <text:p>874.06</text:p>
          </table:table-cell>
          <table:table-cell office:value-type="float" office:value="681.43" calcext:value-type="float">
            <text:p>681.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M=2</text:p>
          </table:table-cell>
          <table:table-cell table:number-columns-repeated="4"/>
          <table:table-cell office:value-type="string" calcext:value-type="string">
            <text:p>NM=2</text:p>
          </table:table-cell>
          <table:table-cell table:number-columns-repeated="4"/>
          <table:table-cell office:value-type="string" calcext:value-type="string">
            <text:p>NM=2</text:p>
          </table:table-cell>
          <table:table-cell table:number-columns-repeated="4"/>
          <table:table-cell office:value-type="string" calcext:value-type="string">
            <text:p>NM=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.6" calcext:value-type="float">
            <text:p>360.6</text:p>
          </table:table-cell>
          <table:table-cell office:value-type="float" office:value="270.9" calcext:value-type="float">
            <text:p>270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0.13" calcext:value-type="float">
            <text:p>350.13</text:p>
          </table:table-cell>
          <table:table-cell office:value-type="float" office:value="267.56" calcext:value-type="float">
            <text:p>267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5.32" calcext:value-type="float">
            <text:p>345.32</text:p>
          </table:table-cell>
          <table:table-cell office:value-type="float" office:value="266.88" calcext:value-type="float">
            <text:p>266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4.21" calcext:value-type="float">
            <text:p>804.21</text:p>
          </table:table-cell>
          <table:table-cell office:value-type="float" office:value="784.61" calcext:value-type="float">
            <text:p>784.6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9.62" calcext:value-type="float">
            <text:p>319.62</text:p>
          </table:table-cell>
          <table:table-cell office:value-type="float" office:value="252.97" calcext:value-type="float">
            <text:p>252.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3.65" calcext:value-type="float">
            <text:p>323.65</text:p>
          </table:table-cell>
          <table:table-cell office:value-type="float" office:value="273.81" calcext:value-type="float">
            <text:p>273.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0.25" calcext:value-type="float">
            <text:p>290.25</text:p>
          </table:table-cell>
          <table:table-cell office:value-type="float" office:value="241.15" calcext:value-type="float">
            <text:p>241.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52.44" calcext:value-type="float">
            <text:p>752.44</text:p>
          </table:table-cell>
          <table:table-cell office:value-type="float" office:value="729.68" calcext:value-type="float">
            <text:p>729.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9.62" calcext:value-type="float">
            <text:p>319.62</text:p>
          </table:table-cell>
          <table:table-cell office:value-type="float" office:value="268.06" calcext:value-type="float">
            <text:p>268.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6.75" calcext:value-type="float">
            <text:p>306.75</text:p>
          </table:table-cell>
          <table:table-cell office:value-type="float" office:value="251.66" calcext:value-type="float">
            <text:p>251.6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6.94" calcext:value-type="float">
            <text:p>276.94</text:p>
          </table:table-cell>
          <table:table-cell office:value-type="float" office:value="227.7" calcext:value-type="float">
            <text:p>227.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94.52" calcext:value-type="float">
            <text:p>694.52</text:p>
          </table:table-cell>
          <table:table-cell office:value-type="float" office:value="663.44" calcext:value-type="float">
            <text:p>663.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4.85" calcext:value-type="float">
            <text:p>284.85</text:p>
          </table:table-cell>
          <table:table-cell office:value-type="float" office:value="240.28" calcext:value-type="float">
            <text:p>240.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2.18" calcext:value-type="float">
            <text:p>322.18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7.2" calcext:value-type="float">
            <text:p>277.2</text:p>
          </table:table-cell>
          <table:table-cell office:value-type="float" office:value="215.79" calcext:value-type="float">
            <text:p>215.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1.61" calcext:value-type="float">
            <text:p>671.61</text:p>
          </table:table-cell>
          <table:table-cell office:value-type="float" office:value="621.93" calcext:value-type="float">
            <text:p>621.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2.5" calcext:value-type="float">
            <text:p>332.5</text:p>
          </table:table-cell>
          <table:table-cell office:value-type="float" office:value="232.69" calcext:value-type="float">
            <text:p>232.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5.47" calcext:value-type="float">
            <text:p>305.47</text:p>
          </table:table-cell>
          <table:table-cell office:value-type="float" office:value="249.28" calcext:value-type="float">
            <text:p>249.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87.61" calcext:value-type="float">
            <text:p>287.61</text:p>
          </table:table-cell>
          <table:table-cell office:value-type="float" office:value="248.18" calcext:value-type="float">
            <text:p>248.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90.33" calcext:value-type="float">
            <text:p>690.33</text:p>
          </table:table-cell>
          <table:table-cell office:value-type="float" office:value="617.33" calcext:value-type="float">
            <text:p>617.3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2.35" calcext:value-type="float">
            <text:p>312.35</text:p>
          </table:table-cell>
          <table:table-cell office:value-type="float" office:value="240.28" calcext:value-type="float">
            <text:p>240.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8.2" calcext:value-type="float">
            <text:p>318.2</text:p>
          </table:table-cell>
          <table:table-cell office:value-type="float" office:value="234.72" calcext:value-type="float">
            <text:p>234.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93.41" calcext:value-type="float">
            <text:p>293.41</text:p>
          </table:table-cell>
          <table:table-cell office:value-type="float" office:value="250.37" calcext:value-type="float">
            <text:p>250.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81.43" calcext:value-type="float">
            <text:p>681.43</text:p>
          </table:table-cell>
          <table:table-cell office:value-type="float" office:value="564.37" calcext:value-type="float">
            <text:p>564.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3.55" calcext:value-type="float">
            <text:p>323.55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95.16" calcext:value-type="float">
            <text:p>295.16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83.4" calcext:value-type="float">
            <text:p>283.4</text:p>
          </table:table-cell>
          <table:table-cell office:value-type="float" office:value="210.5" calcext:value-type="float">
            <text:p>210.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1.43" calcext:value-type="float">
            <text:p>681.43</text:p>
          </table:table-cell>
          <table:table-cell office:value-type="float" office:value="561.03" calcext:value-type="float">
            <text:p>561.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2.35" calcext:value-type="float">
            <text:p>312.35</text:p>
          </table:table-cell>
          <table:table-cell office:value-type="float" office:value="253.02" calcext:value-type="float">
            <text:p>253.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18.2" calcext:value-type="float">
            <text:p>318.2</text:p>
          </table:table-cell>
          <table:table-cell office:value-type="float" office:value="234.73" calcext:value-type="float">
            <text:p>234.7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96.34" calcext:value-type="float">
            <text:p>296.34</text:p>
          </table:table-cell>
          <table:table-cell office:value-type="float" office:value="210.5" calcext:value-type="float">
            <text:p>210.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81.43" calcext:value-type="float">
            <text:p>681.43</text:p>
          </table:table-cell>
          <table:table-cell office:value-type="float" office:value="561.26" calcext:value-type="float">
            <text:p>561.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M=4</text:p>
          </table:table-cell>
          <table:table-cell table:number-columns-repeated="4"/>
          <table:table-cell office:value-type="string" calcext:value-type="string">
            <text:p>NM=4</text:p>
          </table:table-cell>
          <table:table-cell table:number-columns-repeated="4"/>
          <table:table-cell office:value-type="string" calcext:value-type="string">
            <text:p>NM=4</text:p>
          </table:table-cell>
          <table:table-cell table:number-columns-repeated="4"/>
          <table:table-cell office:value-type="string" calcext:value-type="string">
            <text:p>NM=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.3" calcext:value-type="float">
            <text:p>304.3</text:p>
          </table:table-cell>
          <table:table-cell office:value-type="float" office:value="234.06" calcext:value-type="float">
            <text:p>23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5.7" calcext:value-type="float">
            <text:p>345.7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9.97" calcext:value-type="float">
            <text:p>269.97</text:p>
          </table:table-cell>
          <table:table-cell office:value-type="float" office:value="226.67" calcext:value-type="float">
            <text:p>226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22.92" calcext:value-type="float">
            <text:p>722.92</text:p>
          </table:table-cell>
          <table:table-cell office:value-type="float" office:value="658.4" calcext:value-type="float">
            <text:p>658.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1.78" calcext:value-type="float">
            <text:p>261.78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9.93" calcext:value-type="float">
            <text:p>279.93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61.74" calcext:value-type="float">
            <text:p>261.74</text:p>
          </table:table-cell>
          <table:table-cell office:value-type="float" office:value="210.5" calcext:value-type="float">
            <text:p>210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74.2" calcext:value-type="float">
            <text:p>574.2</text:p>
          </table:table-cell>
          <table:table-cell office:value-type="float" office:value="524.49" calcext:value-type="float">
            <text:p>524.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8.16" calcext:value-type="float">
            <text:p>278.16</text:p>
          </table:table-cell>
          <table:table-cell office:value-type="float" office:value="231.71" calcext:value-type="float">
            <text:p>231.7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4.78" calcext:value-type="float">
            <text:p>284.78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61.74" calcext:value-type="float">
            <text:p>261.74</text:p>
          </table:table-cell>
          <table:table-cell office:value-type="float" office:value="210.5" calcext:value-type="float">
            <text:p>210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22.01" calcext:value-type="float">
            <text:p>522.01</text:p>
          </table:table-cell>
          <table:table-cell office:value-type="float" office:value="472.26" calcext:value-type="float">
            <text:p>472.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4.85" calcext:value-type="float">
            <text:p>284.85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84.78" calcext:value-type="float">
            <text:p>284.78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7.2" calcext:value-type="float">
            <text:p>277.2</text:p>
          </table:table-cell>
          <table:table-cell office:value-type="float" office:value="210.5" calcext:value-type="float">
            <text:p>210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0.15" calcext:value-type="float">
            <text:p>480.15</text:p>
          </table:table-cell>
          <table:table-cell office:value-type="float" office:value="440.34" calcext:value-type="float">
            <text:p>440.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2.5" calcext:value-type="float">
            <text:p>332.5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5.47" calcext:value-type="float">
            <text:p>305.47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79.07" calcext:value-type="float">
            <text:p>279.07</text:p>
          </table:table-cell>
          <table:table-cell office:value-type="float" office:value="210.5" calcext:value-type="float">
            <text:p>210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18.89" calcext:value-type="float">
            <text:p>518.89</text:p>
          </table:table-cell>
          <table:table-cell office:value-type="float" office:value="423.73" calcext:value-type="float">
            <text:p>423.7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2.35" calcext:value-type="float">
            <text:p>312.35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8.2" calcext:value-type="float">
            <text:p>318.2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93.41" calcext:value-type="float">
            <text:p>293.41</text:p>
          </table:table-cell>
          <table:table-cell office:value-type="float" office:value="210.5" calcext:value-type="float">
            <text:p>210.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81.43" calcext:value-type="float">
            <text:p>681.43</text:p>
          </table:table-cell>
          <table:table-cell office:value-type="float" office:value="449.34" calcext:value-type="float">
            <text:p>449.3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3.55" calcext:value-type="float">
            <text:p>323.55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50.22" calcext:value-type="float">
            <text:p>450.22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83.4" calcext:value-type="float">
            <text:p>283.4</text:p>
          </table:table-cell>
          <table:table-cell office:value-type="float" office:value="210.5" calcext:value-type="float">
            <text:p>210.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1.43" calcext:value-type="float">
            <text:p>681.43</text:p>
          </table:table-cell>
          <table:table-cell office:value-type="float" office:value="440.02" calcext:value-type="float">
            <text:p>440.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2.35" calcext:value-type="float">
            <text:p>312.35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18.2" calcext:value-type="float">
            <text:p>318.2</text:p>
          </table:table-cell>
          <table:table-cell office:value-type="float" office:value="231.04" calcext:value-type="float">
            <text:p>231.0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96.34" calcext:value-type="float">
            <text:p>296.34</text:p>
          </table:table-cell>
          <table:table-cell office:value-type="float" office:value="210.5" calcext:value-type="float">
            <text:p>210.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81.43" calcext:value-type="float">
            <text:p>681.43</text:p>
          </table:table-cell>
          <table:table-cell office:value-type="float" office:value="350.57" calcext:value-type="float">
            <text:p>350.57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Instance 5</text:p>
          </table:table-cell>
          <table:table-cell office:value-type="string" calcext:value-type="string">
            <text:p>15-15-15</text:p>
          </table:table-cell>
          <table:table-cell table:number-columns-repeated="3"/>
          <table:table-cell office:value-type="string" calcext:value-type="string">
            <text:p>Instance 6</text:p>
          </table:table-cell>
          <table:table-cell office:value-type="string" calcext:value-type="string">
            <text:p>15-15-15</text:p>
          </table:table-cell>
          <table:table-cell table:number-columns-repeated="3"/>
          <table:table-cell office:value-type="string" calcext:value-type="string">
            <text:p>Instance 7</text:p>
          </table:table-cell>
          <table:table-cell office:value-type="string" calcext:value-type="string">
            <text:p>15-15-15</text:p>
          </table:table-cell>
          <table:table-cell table:number-columns-repeated="3"/>
          <table:table-cell office:value-type="string" calcext:value-type="string">
            <text:p>Instance 8</text:p>
          </table:table-cell>
          <table:table-cell office:value-type="string" calcext:value-type="string">
            <text:p>15-15-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M=1</text:p>
          </table:table-cell>
          <table:table-cell table:number-columns-repeated="4"/>
          <table:table-cell office:value-type="string" calcext:value-type="string">
            <text:p>NM=1</text:p>
          </table:table-cell>
          <table:table-cell table:number-columns-repeated="4"/>
          <table:table-cell office:value-type="string" calcext:value-type="string">
            <text:p>NM=1</text:p>
          </table:table-cell>
          <table:table-cell table:number-columns-repeated="4"/>
          <table:table-cell office:value-type="string" calcext:value-type="string">
            <text:p>NM=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.77" calcext:value-type="float">
            <text:p>958.77</text:p>
          </table:table-cell>
          <table:table-cell table:style-name="Default" office:value-type="float" office:value="870.44" calcext:value-type="float">
            <text:p>870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86.42" calcext:value-type="float">
            <text:p>786.42</text:p>
          </table:table-cell>
          <table:table-cell office:value-type="float" office:value="635.83" calcext:value-type="float">
            <text:p>635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8.22" calcext:value-type="float">
            <text:p>518.22</text:p>
          </table:table-cell>
          <table:table-cell office:value-type="float" office:value="454.17" calcext:value-type="float">
            <text:p>454.17</text:p>
          </table:table-cell>
          <table:table-cell office:value-type="float" office:value="391.49" calcext:value-type="float">
            <text:p>391.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94.1" calcext:value-type="float">
            <text:p>4594.1</text:p>
          </table:table-cell>
          <table:table-cell office:value-type="float" office:value="4246.28" calcext:value-type="float">
            <text:p>4246.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0.86" calcext:value-type="float">
            <text:p>930.86</text:p>
          </table:table-cell>
          <table:table-cell table:style-name="Default" office:value-type="float" office:value="840.17" calcext:value-type="float">
            <text:p>840.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43.72" calcext:value-type="float">
            <text:p>743.72</text:p>
          </table:table-cell>
          <table:table-cell office:value-type="float" office:value="590.87" calcext:value-type="float">
            <text:p>590.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4.1" calcext:value-type="float">
            <text:p>504.1</text:p>
          </table:table-cell>
          <table:table-cell office:value-type="float" office:value="422.4" calcext:value-type="float">
            <text:p>422.4</text:p>
          </table:table-cell>
          <table:table-cell office:value-type="float" office:value="367.03" calcext:value-type="float">
            <text:p>367.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19.21" calcext:value-type="float">
            <text:p>4419.21</text:p>
          </table:table-cell>
          <table:table-cell office:value-type="float" office:value="3981.03" calcext:value-type="float">
            <text:p>3981.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5.58" calcext:value-type="float">
            <text:p>945.58</text:p>
          </table:table-cell>
          <table:table-cell table:style-name="Default" office:value-type="float" office:value="816.01" calcext:value-type="float">
            <text:p>816.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24.87" calcext:value-type="float">
            <text:p>724.87</text:p>
          </table:table-cell>
          <table:table-cell office:value-type="float" office:value="615.88" calcext:value-type="float">
            <text:p>615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75.59" calcext:value-type="float">
            <text:p>475.59</text:p>
          </table:table-cell>
          <table:table-cell office:value-type="float" office:value="451.55" calcext:value-type="float">
            <text:p>451.55</text:p>
          </table:table-cell>
          <table:table-cell office:value-type="float" office:value="348.01" calcext:value-type="float">
            <text:p>348.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21.96" calcext:value-type="float">
            <text:p>4321.96</text:p>
          </table:table-cell>
          <table:table-cell office:value-type="float" office:value="3761.94" calcext:value-type="float">
            <text:p>3761.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9.04" calcext:value-type="float">
            <text:p>839.04</text:p>
          </table:table-cell>
          <table:table-cell table:style-name="Default" office:value-type="float" office:value="767" calcext:value-type="float">
            <text:p>7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81.24" calcext:value-type="float">
            <text:p>681.24</text:p>
          </table:table-cell>
          <table:table-cell office:value-type="float" office:value="534.77" calcext:value-type="float">
            <text:p>534.7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409.92" calcext:value-type="float">
            <text:p>409.92</text:p>
          </table:table-cell>
          <table:table-cell office:value-type="float" office:value="349.93" calcext:value-type="float">
            <text:p>349.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99.21" calcext:value-type="float">
            <text:p>4199.21</text:p>
          </table:table-cell>
          <table:table-cell office:value-type="float" office:value="3592.1" calcext:value-type="float">
            <text:p>3592.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8.14" calcext:value-type="float">
            <text:p>828.14</text:p>
          </table:table-cell>
          <table:table-cell table:style-name="Default" office:value-type="float" office:value="746.28" calcext:value-type="float">
            <text:p>746.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49.39" calcext:value-type="float">
            <text:p>649.39</text:p>
          </table:table-cell>
          <table:table-cell office:value-type="float" office:value="532.51" calcext:value-type="float">
            <text:p>532.5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422.4" calcext:value-type="float">
            <text:p>422.4</text:p>
          </table:table-cell>
          <table:table-cell office:value-type="float" office:value="322.64" calcext:value-type="float">
            <text:p>322.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781.91" calcext:value-type="float">
            <text:p>3781.91</text:p>
          </table:table-cell>
          <table:table-cell office:value-type="float" office:value="3481.19" calcext:value-type="float">
            <text:p>3481.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7.51" calcext:value-type="float">
            <text:p>857.51</text:p>
          </table:table-cell>
          <table:table-cell table:style-name="Default" office:value-type="float" office:value="736.92" calcext:value-type="float">
            <text:p>736.9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29.85" calcext:value-type="float">
            <text:p>729.85</text:p>
          </table:table-cell>
          <table:table-cell office:value-type="float" office:value="449.64" calcext:value-type="float">
            <text:p>449.6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office:value-type="float" office:value="425.23" calcext:value-type="float">
            <text:p>425.23</text:p>
          </table:table-cell>
          <table:table-cell office:value-type="float" office:value="329.12" calcext:value-type="float">
            <text:p>329.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119.64" calcext:value-type="float">
            <text:p>4119.64</text:p>
          </table:table-cell>
          <table:table-cell office:value-type="float" office:value="3435.2" calcext:value-type="float">
            <text:p>3435.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5.4" calcext:value-type="float">
            <text:p>835.4</text:p>
          </table:table-cell>
          <table:table-cell table:style-name="Default" office:value-type="float" office:value="725.62" calcext:value-type="float">
            <text:p>725.6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13.62" calcext:value-type="float">
            <text:p>713.62</text:p>
          </table:table-cell>
          <table:table-cell office:value-type="float" office:value="500.99" calcext:value-type="float">
            <text:p>500.9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415.03" calcext:value-type="float">
            <text:p>415.03</text:p>
          </table:table-cell>
          <table:table-cell office:value-type="float" office:value="313.01" calcext:value-type="float">
            <text:p>313.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901.04" calcext:value-type="float">
            <text:p>3901.04</text:p>
          </table:table-cell>
          <table:table-cell office:value-type="float" office:value="3525.58" calcext:value-type="float">
            <text:p>3525.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1.99" calcext:value-type="float">
            <text:p>881.99</text:p>
          </table:table-cell>
          <table:table-cell table:style-name="Default" office:value-type="float" office:value="739.25" calcext:value-type="float">
            <text:p>739.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08.44" calcext:value-type="float">
            <text:p>708.44</text:p>
          </table:table-cell>
          <table:table-cell office:value-type="float" office:value="513.06" calcext:value-type="float">
            <text:p>513.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6.16" calcext:value-type="float">
            <text:p>526.16</text:p>
          </table:table-cell>
          <table:table-cell office:value-type="float" office:value="429.45" calcext:value-type="float">
            <text:p>429.45</text:p>
          </table:table-cell>
          <table:table-cell office:value-type="float" office:value="306.09" calcext:value-type="float">
            <text:p>306.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848.31" calcext:value-type="float">
            <text:p>3848.31</text:p>
          </table:table-cell>
          <table:table-cell office:value-type="float" office:value="3427.44" calcext:value-type="float">
            <text:p>3427.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M=2</text:p>
          </table:table-cell>
          <table:table-cell table:number-columns-repeated="4"/>
          <table:table-cell office:value-type="string" calcext:value-type="string">
            <text:p>NM=2</text:p>
          </table:table-cell>
          <table:table-cell table:number-columns-repeated="4"/>
          <table:table-cell office:value-type="string" calcext:value-type="string">
            <text:p>NM=2</text:p>
          </table:table-cell>
          <table:table-cell table:number-columns-repeated="4"/>
          <table:table-cell office:value-type="string" calcext:value-type="string">
            <text:p>NM=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8.06" calcext:value-type="float">
            <text:p>878.06</text:p>
          </table:table-cell>
          <table:table-cell table:style-name="Default" office:value-type="float" office:value="809.5" calcext:value-type="float">
            <text:p>809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8.29" calcext:value-type="float">
            <text:p>678.29</text:p>
          </table:table-cell>
          <table:table-cell office:value-type="float" office:value="540.07" calcext:value-type="float">
            <text:p>540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1.55" calcext:value-type="float">
            <text:p>451.55</text:p>
          </table:table-cell>
          <table:table-cell office:value-type="float" office:value="404.46" calcext:value-type="float">
            <text:p>404.46</text:p>
          </table:table-cell>
          <table:table-cell office:value-type="float" office:value="339.88" calcext:value-type="float">
            <text:p>339.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49.92" calcext:value-type="float">
            <text:p>4149.92</text:p>
          </table:table-cell>
          <table:table-cell office:value-type="float" office:value="3942.7" calcext:value-type="float">
            <text:p>3942.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2.25" calcext:value-type="float">
            <text:p>852.25</text:p>
          </table:table-cell>
          <table:table-cell table:style-name="Default" office:value-type="float" office:value="740.5" calcext:value-type="float">
            <text:p>740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7.98" calcext:value-type="float">
            <text:p>607.98</text:p>
          </table:table-cell>
          <table:table-cell office:value-type="float" office:value="489.43" calcext:value-type="float">
            <text:p>489.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1.55" calcext:value-type="float">
            <text:p>451.55</text:p>
          </table:table-cell>
          <table:table-cell office:value-type="float" office:value="373.08" calcext:value-type="float">
            <text:p>373.08</text:p>
          </table:table-cell>
          <table:table-cell office:value-type="float" office:value="299.08" calcext:value-type="float">
            <text:p>299.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90.81" calcext:value-type="float">
            <text:p>3590.81</text:p>
          </table:table-cell>
          <table:table-cell office:value-type="float" office:value="3373.46" calcext:value-type="float">
            <text:p>3373.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8.98" calcext:value-type="float">
            <text:p>768.98</text:p>
          </table:table-cell>
          <table:table-cell table:style-name="Default" office:value-type="float" office:value="670.27" calcext:value-type="float">
            <text:p>670.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99.4" calcext:value-type="float">
            <text:p>599.4</text:p>
          </table:table-cell>
          <table:table-cell office:value-type="float" office:value="448.91" calcext:value-type="float">
            <text:p>448.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51.55" calcext:value-type="float">
            <text:p>451.55</text:p>
          </table:table-cell>
          <table:table-cell office:value-type="float" office:value="363.39" calcext:value-type="float">
            <text:p>363.39</text:p>
          </table:table-cell>
          <table:table-cell office:value-type="float" office:value="276.12" calcext:value-type="float">
            <text:p>276.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79.62" calcext:value-type="float">
            <text:p>3279.62</text:p>
          </table:table-cell>
          <table:table-cell office:value-type="float" office:value="3072.13" calcext:value-type="float">
            <text:p>3072.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1.83" calcext:value-type="float">
            <text:p>701.83</text:p>
          </table:table-cell>
          <table:table-cell table:style-name="Default" office:value-type="float" office:value="638.7" calcext:value-type="float">
            <text:p>638.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4.89" calcext:value-type="float">
            <text:p>544.89</text:p>
          </table:table-cell>
          <table:table-cell office:value-type="float" office:value="420.97" calcext:value-type="float">
            <text:p>420.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309.69" calcext:value-type="float">
            <text:p>309.69</text:p>
          </table:table-cell>
          <table:table-cell office:value-type="float" office:value="265.53" calcext:value-type="float">
            <text:p>265.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31.71" calcext:value-type="float">
            <text:p>3131.71</text:p>
          </table:table-cell>
          <table:table-cell office:value-type="float" office:value="2930.76" calcext:value-type="float">
            <text:p>2930.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0.74" calcext:value-type="float">
            <text:p>660.74</text:p>
          </table:table-cell>
          <table:table-cell table:style-name="Default" office:value-type="float" office:value="626.46" calcext:value-type="float">
            <text:p>626.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65.69" calcext:value-type="float">
            <text:p>565.69</text:p>
          </table:table-cell>
          <table:table-cell office:value-type="float" office:value="359.79" calcext:value-type="float">
            <text:p>359.7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361.8" calcext:value-type="float">
            <text:p>361.8</text:p>
          </table:table-cell>
          <table:table-cell office:value-type="float" office:value="263.75" calcext:value-type="float">
            <text:p>263.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02.31" calcext:value-type="float">
            <text:p>3102.31</text:p>
          </table:table-cell>
          <table:table-cell office:value-type="float" office:value="2815.32" calcext:value-type="float">
            <text:p>2815.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8.71" calcext:value-type="float">
            <text:p>638.71</text:p>
          </table:table-cell>
          <table:table-cell table:style-name="Default" office:value-type="float" office:value="609.32" calcext:value-type="float">
            <text:p>609.3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46.29" calcext:value-type="float">
            <text:p>546.29</text:p>
          </table:table-cell>
          <table:table-cell office:value-type="float" office:value="396.08" calcext:value-type="float">
            <text:p>396.0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office:value-type="float" office:value="345.7" calcext:value-type="float">
            <text:p>345.7</text:p>
          </table:table-cell>
          <table:table-cell office:value-type="float" office:value="262.37" calcext:value-type="float">
            <text:p>262.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38.94" calcext:value-type="float">
            <text:p>3138.94</text:p>
          </table:table-cell>
          <table:table-cell office:value-type="float" office:value="2893.54" calcext:value-type="float">
            <text:p>2893.5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2.38" calcext:value-type="float">
            <text:p>672.38</text:p>
          </table:table-cell>
          <table:table-cell table:style-name="Default" office:value-type="float" office:value="566.97" calcext:value-type="float">
            <text:p>566.9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5.59" calcext:value-type="float">
            <text:p>515.59</text:p>
          </table:table-cell>
          <table:table-cell office:value-type="float" office:value="443.41" calcext:value-type="float">
            <text:p>443.4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345.7" calcext:value-type="float">
            <text:p>345.7</text:p>
          </table:table-cell>
          <table:table-cell office:value-type="float" office:value="263.27" calcext:value-type="float">
            <text:p>263.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51.01" calcext:value-type="float">
            <text:p>2951.01</text:p>
          </table:table-cell>
          <table:table-cell office:value-type="float" office:value="2695.73" calcext:value-type="float">
            <text:p>2695.7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9.18" calcext:value-type="float">
            <text:p>639.18</text:p>
          </table:table-cell>
          <table:table-cell table:style-name="Default" office:value-type="float" office:value="574.64" calcext:value-type="float">
            <text:p>574.6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2.33" calcext:value-type="float">
            <text:p>502.33</text:p>
          </table:table-cell>
          <table:table-cell office:value-type="float" office:value="403.96" calcext:value-type="float">
            <text:p>403.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9.01" calcext:value-type="float">
            <text:p>469.01</text:p>
          </table:table-cell>
          <table:table-cell office:value-type="float" office:value="305.8" calcext:value-type="float">
            <text:p>305.8</text:p>
          </table:table-cell>
          <table:table-cell office:value-type="float" office:value="257.04" calcext:value-type="float">
            <text:p>257.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8.23" calcext:value-type="float">
            <text:p>2958.23</text:p>
          </table:table-cell>
          <table:table-cell office:value-type="float" office:value="2578.23" calcext:value-type="float">
            <text:p>2578.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M=4</text:p>
          </table:table-cell>
          <table:table-cell table:number-columns-repeated="4"/>
          <table:table-cell office:value-type="string" calcext:value-type="string">
            <text:p>NM=4</text:p>
          </table:table-cell>
          <table:table-cell table:number-columns-repeated="4"/>
          <table:table-cell office:value-type="string" calcext:value-type="string">
            <text:p>NM=4</text:p>
          </table:table-cell>
          <table:table-cell table:number-columns-repeated="4"/>
          <table:table-cell office:value-type="string" calcext:value-type="string">
            <text:p>NM=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7.31" calcext:value-type="float">
            <text:p>727.31</text:p>
          </table:table-cell>
          <table:table-cell table:style-name="Default" office:value-type="float" office:value="667.32" calcext:value-type="float">
            <text:p>667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3.27" calcext:value-type="float">
            <text:p>573.27</text:p>
          </table:table-cell>
          <table:table-cell office:value-type="float" office:value="415.9" calcext:value-type="float">
            <text:p>415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1.55" calcext:value-type="float">
            <text:p>451.55</text:p>
          </table:table-cell>
          <table:table-cell office:value-type="float" office:value="335.04" calcext:value-type="float">
            <text:p>335.04</text:p>
          </table:table-cell>
          <table:table-cell office:value-type="float" office:value="282.89" calcext:value-type="float">
            <text:p>282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30.51" calcext:value-type="float">
            <text:p>3330.51</text:p>
          </table:table-cell>
          <table:table-cell office:value-type="float" office:value="3174.93" calcext:value-type="float">
            <text:p>3174.9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2.58" calcext:value-type="float">
            <text:p>652.58</text:p>
          </table:table-cell>
          <table:table-cell table:style-name="Default" office:value-type="float" office:value="555.19" calcext:value-type="float">
            <text:p>555.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2.16" calcext:value-type="float">
            <text:p>482.16</text:p>
          </table:table-cell>
          <table:table-cell office:value-type="float" office:value="388.33" calcext:value-type="float">
            <text:p>388.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1.55" calcext:value-type="float">
            <text:p>451.55</text:p>
          </table:table-cell>
          <table:table-cell office:value-type="float" office:value="283.43" calcext:value-type="float">
            <text:p>283.43</text:p>
          </table:table-cell>
          <table:table-cell office:value-type="float" office:value="254.56" calcext:value-type="float">
            <text:p>254.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10.51" calcext:value-type="float">
            <text:p>2910.51</text:p>
          </table:table-cell>
          <table:table-cell office:value-type="float" office:value="2749.1" calcext:value-type="float">
            <text:p>2749.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.86" calcext:value-type="float">
            <text:p>571.86</text:p>
          </table:table-cell>
          <table:table-cell table:style-name="Default" office:value-type="float" office:value="507.15" calcext:value-type="float">
            <text:p>507.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76.97" calcext:value-type="float">
            <text:p>476.97</text:p>
          </table:table-cell>
          <table:table-cell office:value-type="float" office:value="307.39" calcext:value-type="float">
            <text:p>307.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51.55" calcext:value-type="float">
            <text:p>451.55</text:p>
          </table:table-cell>
          <table:table-cell office:value-type="float" office:value="274.03" calcext:value-type="float">
            <text:p>274.03</text:p>
          </table:table-cell>
          <table:table-cell office:value-type="float" office:value="254.56" calcext:value-type="float">
            <text:p>254.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11.31" calcext:value-type="float">
            <text:p>2611.31</text:p>
          </table:table-cell>
          <table:table-cell office:value-type="float" office:value="2407.93" calcext:value-type="float">
            <text:p>2407.9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.82" calcext:value-type="float">
            <text:p>546.82</text:p>
          </table:table-cell>
          <table:table-cell table:style-name="Default" office:value-type="float" office:value="472.73" calcext:value-type="float">
            <text:p>472.7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92.87" calcext:value-type="float">
            <text:p>392.87</text:p>
          </table:table-cell>
          <table:table-cell office:value-type="float" office:value="298.52" calcext:value-type="float">
            <text:p>298.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256.73" calcext:value-type="float">
            <text:p>256.73</text:p>
          </table:table-cell>
          <table:table-cell office:value-type="float" office:value="254.56" calcext:value-type="float">
            <text:p>254.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6.39" calcext:value-type="float">
            <text:p>2416.39</text:p>
          </table:table-cell>
          <table:table-cell office:value-type="float" office:value="2200.05" calcext:value-type="float">
            <text:p>2200.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6.97" calcext:value-type="float">
            <text:p>566.97</text:p>
          </table:table-cell>
          <table:table-cell table:style-name="Default" office:value-type="float" office:value="434.02" calcext:value-type="float">
            <text:p>434.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90.18" calcext:value-type="float">
            <text:p>390.18</text:p>
          </table:table-cell>
          <table:table-cell office:value-type="float" office:value="290.23" calcext:value-type="float">
            <text:p>290.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287.11" calcext:value-type="float">
            <text:p>287.11</text:p>
          </table:table-cell>
          <table:table-cell office:value-type="float" office:value="254.56" calcext:value-type="float">
            <text:p>254.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83.78" calcext:value-type="float">
            <text:p>2483.78</text:p>
          </table:table-cell>
          <table:table-cell office:value-type="float" office:value="2132.38" calcext:value-type="float">
            <text:p>2132.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9.38" calcext:value-type="float">
            <text:p>539.38</text:p>
          </table:table-cell>
          <table:table-cell table:style-name="Default" office:value-type="float" office:value="413.57" calcext:value-type="float">
            <text:p>413.5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46.29" calcext:value-type="float">
            <text:p>546.29</text:p>
          </table:table-cell>
          <table:table-cell office:value-type="float" office:value="283.4" calcext:value-type="float">
            <text:p>283.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table:number-columns-repeated="2" office:value-type="float" office:value="254.56" calcext:value-type="float">
            <text:p>254.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83.78" calcext:value-type="float">
            <text:p>2483.78</text:p>
          </table:table-cell>
          <table:table-cell office:value-type="float" office:value="1936.84" calcext:value-type="float">
            <text:p>1936.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1.88" calcext:value-type="float">
            <text:p>471.88</text:p>
          </table:table-cell>
          <table:table-cell table:style-name="Default" office:value-type="float" office:value="371.47" calcext:value-type="float">
            <text:p>371.4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8.58" calcext:value-type="float">
            <text:p>508.58</text:p>
          </table:table-cell>
          <table:table-cell office:value-type="float" office:value="323.38" calcext:value-type="float">
            <text:p>323.3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282.06" calcext:value-type="float">
            <text:p>282.06</text:p>
          </table:table-cell>
          <table:table-cell office:value-type="float" office:value="254.56" calcext:value-type="float">
            <text:p>254.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14.17" calcext:value-type="float">
            <text:p>2214.17</text:p>
          </table:table-cell>
          <table:table-cell office:value-type="float" office:value="1945.64" calcext:value-type="float">
            <text:p>1945.6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6.29" calcext:value-type="float">
            <text:p>576.29</text:p>
          </table:table-cell>
          <table:table-cell table:style-name="Default" office:value-type="float" office:value="420.05" calcext:value-type="float">
            <text:p>420.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2.33" calcext:value-type="float">
            <text:p>502.33</text:p>
          </table:table-cell>
          <table:table-cell office:value-type="float" office:value="253.86" calcext:value-type="float">
            <text:p>253.8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9.01" calcext:value-type="float">
            <text:p>469.01</text:p>
          </table:table-cell>
          <table:table-cell office:value-type="float" office:value="256.47" calcext:value-type="float">
            <text:p>256.47</text:p>
          </table:table-cell>
          <table:table-cell office:value-type="float" office:value="254.56" calcext:value-type="float">
            <text:p>254.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64.76" calcext:value-type="float">
            <text:p>2164.76</text:p>
          </table:table-cell>
          <table:table-cell office:value-type="float" office:value="1872.7" calcext:value-type="float">
            <text:p>1872.7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Instance 9</text:p>
          </table:table-cell>
          <table:table-cell office:value-type="string" calcext:value-type="string">
            <text:p>15-15-15</text:p>
          </table:table-cell>
          <table:table-cell table:number-columns-repeated="3"/>
          <table:table-cell office:value-type="string" calcext:value-type="string">
            <text:p>Instance 10</text:p>
          </table:table-cell>
          <table:table-cell office:value-type="string" calcext:value-type="string">
            <text:p>15-15-15</text:p>
          </table:table-cell>
          <table:table-cell table:number-columns-repeated="3"/>
          <table:table-cell office:value-type="string" calcext:value-type="string">
            <text:p>Instance 11</text:p>
          </table:table-cell>
          <table:table-cell office:value-type="string" calcext:value-type="string">
            <text:p>15-15-15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NM=1</text:p>
          </table:table-cell>
          <table:table-cell table:number-columns-repeated="4"/>
          <table:table-cell office:value-type="string" calcext:value-type="string">
            <text:p>NM=1</text:p>
          </table:table-cell>
          <table:table-cell table:number-columns-repeated="3"/>
          <table:table-cell office:value-type="string" calcext:value-type="string">
            <text:p>M_capacity</text:p>
          </table:table-cell>
          <table:table-cell office:value-type="string" calcext:value-type="string">
            <text:p>NM=1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table:style-name="Default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8.61" calcext:value-type="float">
            <text:p>3108.61</text:p>
          </table:table-cell>
          <table:table-cell office:value-type="float" office:value="2728.87" calcext:value-type="float">
            <text:p>2728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98.94" calcext:value-type="float">
            <text:p>2198.94</text:p>
          </table:table-cell>
          <table:table-cell office:value-type="float" office:value="2021.67" calcext:value-type="float">
            <text:p>202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12.11" calcext:value-type="float">
            <text:p>1812.11</text:p>
          </table:table-cell>
          <table:table-cell office:value-type="float" office:value="1529.72" calcext:value-type="float">
            <text:p>1529.72</text:p>
          </table:table-cell>
          <table:table-cell office:value-type="float" office:value="1405.62" calcext:value-type="float">
            <text:p>1405.62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12.65" calcext:value-type="float">
            <text:p>3012.65</text:p>
          </table:table-cell>
          <table:table-cell office:value-type="float" office:value="2643.64" calcext:value-type="float">
            <text:p>2643.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23.67" calcext:value-type="float">
            <text:p>2123.67</text:p>
          </table:table-cell>
          <table:table-cell office:value-type="float" office:value="1922.03" calcext:value-type="float">
            <text:p>1922.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23.6" calcext:value-type="float">
            <text:p>1723.6</text:p>
          </table:table-cell>
          <table:table-cell office:value-type="float" office:value="1515.57" calcext:value-type="float">
            <text:p>1515.57</text:p>
          </table:table-cell>
          <table:table-cell office:value-type="float" office:value="1303.3" calcext:value-type="float">
            <text:p>1303.3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82.25" calcext:value-type="float">
            <text:p>2882.25</text:p>
          </table:table-cell>
          <table:table-cell office:value-type="float" office:value="2421.86" calcext:value-type="float">
            <text:p>2421.8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50.03" calcext:value-type="float">
            <text:p>2050.03</text:p>
          </table:table-cell>
          <table:table-cell office:value-type="float" office:value="1866.07" calcext:value-type="float">
            <text:p>1866.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432.9" calcext:value-type="float">
            <text:p>1432.9</text:p>
          </table:table-cell>
          <table:table-cell office:value-type="float" office:value="1278.79" calcext:value-type="float">
            <text:p>1278.79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70.61" calcext:value-type="float">
            <text:p>2870.61</text:p>
          </table:table-cell>
          <table:table-cell office:value-type="float" office:value="2377.32" calcext:value-type="float">
            <text:p>2377.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31.05" calcext:value-type="float">
            <text:p>2031.05</text:p>
          </table:table-cell>
          <table:table-cell office:value-type="float" office:value="1776.14" calcext:value-type="float">
            <text:p>1776.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91.33" calcext:value-type="float">
            <text:p>1591.33</text:p>
          </table:table-cell>
          <table:table-cell office:value-type="float" office:value="1355.74" calcext:value-type="float">
            <text:p>1355.74</text:p>
          </table:table-cell>
          <table:table-cell office:value-type="float" office:value="1207.58" calcext:value-type="float">
            <text:p>1207.58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5.73" calcext:value-type="float">
            <text:p>2705.73</text:p>
          </table:table-cell>
          <table:table-cell office:value-type="float" office:value="2199.76" calcext:value-type="float">
            <text:p>2199.7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81.64" calcext:value-type="float">
            <text:p>1981.64</text:p>
          </table:table-cell>
          <table:table-cell office:value-type="float" office:value="1769.77" calcext:value-type="float">
            <text:p>1769.7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00.08" calcext:value-type="float">
            <text:p>1600.08</text:p>
          </table:table-cell>
          <table:table-cell office:value-type="float" office:value="1293.7" calcext:value-type="float">
            <text:p>1293.7</text:p>
          </table:table-cell>
          <table:table-cell office:value-type="float" office:value="1159.24" calcext:value-type="float">
            <text:p>1159.2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4.57" calcext:value-type="float">
            <text:p>2564.57</text:p>
          </table:table-cell>
          <table:table-cell office:value-type="float" office:value="2157.09" calcext:value-type="float">
            <text:p>2157.0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887.88" calcext:value-type="float">
            <text:p>1887.88</text:p>
          </table:table-cell>
          <table:table-cell office:value-type="float" office:value="1629.13" calcext:value-type="float">
            <text:p>1629.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86.76" calcext:value-type="float">
            <text:p>1486.76</text:p>
          </table:table-cell>
          <table:table-cell office:value-type="float" office:value="1315.35" calcext:value-type="float">
            <text:p>1315.35</text:p>
          </table:table-cell>
          <table:table-cell office:value-type="float" office:value="1168.75" calcext:value-type="float">
            <text:p>1168.75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38.95" calcext:value-type="float">
            <text:p>2538.95</text:p>
          </table:table-cell>
          <table:table-cell office:value-type="float" office:value="2127.67" calcext:value-type="float">
            <text:p>2127.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87.88" calcext:value-type="float">
            <text:p>1887.88</text:p>
          </table:table-cell>
          <table:table-cell office:value-type="float" office:value="1693.73" calcext:value-type="float">
            <text:p>1693.7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76.09" calcext:value-type="float">
            <text:p>1476.09</text:p>
          </table:table-cell>
          <table:table-cell office:value-type="float" office:value="1209.6" calcext:value-type="float">
            <text:p>1209.6</text:p>
          </table:table-cell>
          <table:table-cell office:value-type="float" office:value="1170.21" calcext:value-type="float">
            <text:p>1170.21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51.44" calcext:value-type="float">
            <text:p>2651.44</text:p>
          </table:table-cell>
          <table:table-cell office:value-type="float" office:value="2196.84" calcext:value-type="float">
            <text:p>2196.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22.74" calcext:value-type="float">
            <text:p>1822.74</text:p>
          </table:table-cell>
          <table:table-cell office:value-type="float" office:value="1666.43" calcext:value-type="float">
            <text:p>1666.4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83.99" calcext:value-type="float">
            <text:p>1483.99</text:p>
          </table:table-cell>
          <table:table-cell office:value-type="float" office:value="1269.96" calcext:value-type="float">
            <text:p>1269.96</text:p>
          </table:table-cell>
          <table:table-cell office:value-type="float" office:value="1078.26" calcext:value-type="float">
            <text:p>1078.26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NM=2</text:p>
          </table:table-cell>
          <table:table-cell table:number-columns-repeated="4"/>
          <table:table-cell office:value-type="string" calcext:value-type="string">
            <text:p>NM=2</text:p>
          </table:table-cell>
          <table:table-cell table:number-columns-repeated="4"/>
          <table:table-cell office:value-type="string" calcext:value-type="string">
            <text:p>NM=2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6.24" calcext:value-type="float">
            <text:p>2856.24</text:p>
          </table:table-cell>
          <table:table-cell office:value-type="float" office:value="2438.3" calcext:value-type="float">
            <text:p>2438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7.57" calcext:value-type="float">
            <text:p>2027.57</text:p>
          </table:table-cell>
          <table:table-cell office:value-type="float" office:value="1829.1" calcext:value-type="float">
            <text:p>1829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15.11" calcext:value-type="float">
            <text:p>1615.11</text:p>
          </table:table-cell>
          <table:table-cell office:value-type="float" office:value="1414.73" calcext:value-type="float">
            <text:p>1414.73</text:p>
          </table:table-cell>
          <table:table-cell office:value-type="float" office:value="1277.4" calcext:value-type="float">
            <text:p>1277.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65.25" calcext:value-type="float">
            <text:p>2665.25</text:p>
          </table:table-cell>
          <table:table-cell office:value-type="float" office:value="2248.1" calcext:value-type="float">
            <text:p>2248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11.11" calcext:value-type="float">
            <text:p>1811.11</text:p>
          </table:table-cell>
          <table:table-cell office:value-type="float" office:value="1603.7" calcext:value-type="float">
            <text:p>1603.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80.11" calcext:value-type="float">
            <text:p>1480.11</text:p>
          </table:table-cell>
          <table:table-cell office:value-type="float" office:value="1248.02" calcext:value-type="float">
            <text:p>1248.02</text:p>
          </table:table-cell>
          <table:table-cell office:value-type="float" office:value="1157.86" calcext:value-type="float">
            <text:p>1157.86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01.46" calcext:value-type="float">
            <text:p>2401.46</text:p>
          </table:table-cell>
          <table:table-cell office:value-type="float" office:value="2098.13" calcext:value-type="float">
            <text:p>2098.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80.67" calcext:value-type="float">
            <text:p>1780.67</text:p>
          </table:table-cell>
          <table:table-cell office:value-type="float" office:value="1535.16" calcext:value-type="float">
            <text:p>1535.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87.63" calcext:value-type="float">
            <text:p>1287.63</text:p>
          </table:table-cell>
          <table:table-cell office:value-type="float" office:value="1129.4" calcext:value-type="float">
            <text:p>1129.4</text:p>
          </table:table-cell>
          <table:table-cell office:value-type="float" office:value="1025.98" calcext:value-type="float">
            <text:p>1025.98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95.58" calcext:value-type="float">
            <text:p>2395.58</text:p>
          </table:table-cell>
          <table:table-cell office:value-type="float" office:value="1944.23" calcext:value-type="float">
            <text:p>1944.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90.93" calcext:value-type="float">
            <text:p>1590.93</text:p>
          </table:table-cell>
          <table:table-cell office:value-type="float" office:value="1432.87" calcext:value-type="float">
            <text:p>1432.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94.54" calcext:value-type="float">
            <text:p>1094.54</text:p>
          </table:table-cell>
          <table:table-cell office:value-type="float" office:value="971.79" calcext:value-type="float">
            <text:p>971.79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26.78" calcext:value-type="float">
            <text:p>2226.78</text:p>
          </table:table-cell>
          <table:table-cell office:value-type="float" office:value="1783.11" calcext:value-type="float">
            <text:p>1783.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40.88" calcext:value-type="float">
            <text:p>1540.88</text:p>
          </table:table-cell>
          <table:table-cell office:value-type="float" office:value="1357.71" calcext:value-type="float">
            <text:p>1357.7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23.24" calcext:value-type="float">
            <text:p>1023.24</text:p>
          </table:table-cell>
          <table:table-cell office:value-type="float" office:value="1003.88" calcext:value-type="float">
            <text:p>1003.88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16.26" calcext:value-type="float">
            <text:p>2216.26</text:p>
          </table:table-cell>
          <table:table-cell office:value-type="float" office:value="1765.34" calcext:value-type="float">
            <text:p>1765.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66.43" calcext:value-type="float">
            <text:p>1666.43</text:p>
          </table:table-cell>
          <table:table-cell office:value-type="float" office:value="1287.07" calcext:value-type="float">
            <text:p>1287.0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985.81" calcext:value-type="float">
            <text:p>985.81</text:p>
          </table:table-cell>
          <table:table-cell office:value-type="float" office:value="916.59" calcext:value-type="float">
            <text:p>916.59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87.72" calcext:value-type="float">
            <text:p>2087.72</text:p>
          </table:table-cell>
          <table:table-cell office:value-type="float" office:value="1615.76" calcext:value-type="float">
            <text:p>1615.7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66.43" calcext:value-type="float">
            <text:p>1666.43</text:p>
          </table:table-cell>
          <table:table-cell office:value-type="float" office:value="1303.63" calcext:value-type="float">
            <text:p>1303.6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984.45" calcext:value-type="float">
            <text:p>984.45</text:p>
          </table:table-cell>
          <table:table-cell office:value-type="float" office:value="878.86" calcext:value-type="float">
            <text:p>878.86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90.28" calcext:value-type="float">
            <text:p>2090.28</text:p>
          </table:table-cell>
          <table:table-cell office:value-type="float" office:value="1639.98" calcext:value-type="float">
            <text:p>1639.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66.43" calcext:value-type="float">
            <text:p>1666.43</text:p>
          </table:table-cell>
          <table:table-cell office:value-type="float" office:value="1263.2" calcext:value-type="float">
            <text:p>1263.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12.29" calcext:value-type="float">
            <text:p>1012.29</text:p>
          </table:table-cell>
          <table:table-cell office:value-type="float" office:value="894.34" calcext:value-type="float">
            <text:p>894.34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NM=4</text:p>
          </table:table-cell>
          <table:table-cell table:number-columns-repeated="4"/>
          <table:table-cell office:value-type="string" calcext:value-type="string">
            <text:p>NM=4</text:p>
          </table:table-cell>
          <table:table-cell table:number-columns-repeated="4"/>
          <table:table-cell office:value-type="string" calcext:value-type="string">
            <text:p>NM=4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8.72" calcext:value-type="float">
            <text:p>2548.72</text:p>
          </table:table-cell>
          <table:table-cell office:value-type="float" office:value="2202.95" calcext:value-type="float">
            <text:p>220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66.08" calcext:value-type="float">
            <text:p>1766.08</text:p>
          </table:table-cell>
          <table:table-cell office:value-type="float" office:value="1610.51" calcext:value-type="float">
            <text:p>1610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07.28" calcext:value-type="float">
            <text:p>1407.28</text:p>
          </table:table-cell>
          <table:table-cell office:value-type="float" office:value="1142.67" calcext:value-type="float">
            <text:p>1142.67</text:p>
          </table:table-cell>
          <table:table-cell office:value-type="float" office:value="1046.73" calcext:value-type="float">
            <text:p>1046.73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0.58" calcext:value-type="float">
            <text:p>2130.58</text:p>
          </table:table-cell>
          <table:table-cell office:value-type="float" office:value="1791.61" calcext:value-type="float">
            <text:p>1791.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47.63" calcext:value-type="float">
            <text:p>1447.63</text:p>
          </table:table-cell>
          <table:table-cell office:value-type="float" office:value="1291.72" calcext:value-type="float">
            <text:p>1291.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84.02" calcext:value-type="float">
            <text:p>1084.02</text:p>
          </table:table-cell>
          <table:table-cell office:value-type="float" office:value="988.27" calcext:value-type="float">
            <text:p>988.27</text:p>
          </table:table-cell>
          <table:table-cell office:value-type="float" office:value="899.62" calcext:value-type="float">
            <text:p>899.62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7.03" calcext:value-type="float">
            <text:p>1877.03</text:p>
          </table:table-cell>
          <table:table-cell office:value-type="float" office:value="1542.56" calcext:value-type="float">
            <text:p>1542.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58.77" calcext:value-type="float">
            <text:p>1358.77</text:p>
          </table:table-cell>
          <table:table-cell office:value-type="float" office:value="1167.63" calcext:value-type="float">
            <text:p>1167.6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45.08" calcext:value-type="float">
            <text:p>1145.08</text:p>
          </table:table-cell>
          <table:table-cell office:value-type="float" office:value="846.18" calcext:value-type="float">
            <text:p>846.18</text:p>
          </table:table-cell>
          <table:table-cell office:value-type="float" office:value="813.18" calcext:value-type="float">
            <text:p>813.18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5.94" calcext:value-type="float">
            <text:p>1945.94</text:p>
          </table:table-cell>
          <table:table-cell office:value-type="float" office:value="1579.03" calcext:value-type="float">
            <text:p>1579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27.97" calcext:value-type="float">
            <text:p>1327.97</text:p>
          </table:table-cell>
          <table:table-cell office:value-type="float" office:value="1160.81" calcext:value-type="float">
            <text:p>1160.8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873.3" calcext:value-type="float">
            <text:p>873.3</text:p>
          </table:table-cell>
          <table:table-cell office:value-type="float" office:value="747.19" calcext:value-type="float">
            <text:p>747.19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68.62" calcext:value-type="float">
            <text:p>1868.62</text:p>
          </table:table-cell>
          <table:table-cell office:value-type="float" office:value="1351.26" calcext:value-type="float">
            <text:p>1351.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03.25" calcext:value-type="float">
            <text:p>1403.25</text:p>
          </table:table-cell>
          <table:table-cell office:value-type="float" office:value="1043.32" calcext:value-type="float">
            <text:p>1043.3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839.21" calcext:value-type="float">
            <text:p>839.21</text:p>
          </table:table-cell>
          <table:table-cell office:value-type="float" office:value="719.16" calcext:value-type="float">
            <text:p>719.16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05.89" calcext:value-type="float">
            <text:p>1705.89</text:p>
          </table:table-cell>
          <table:table-cell office:value-type="float" office:value="1299.73" calcext:value-type="float">
            <text:p>1299.7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66.43" calcext:value-type="float">
            <text:p>1666.43</text:p>
          </table:table-cell>
          <table:table-cell office:value-type="float" office:value="992.44" calcext:value-type="float">
            <text:p>992.4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81.82" calcext:value-type="float">
            <text:p>781.82</text:p>
          </table:table-cell>
          <table:table-cell office:value-type="float" office:value="717.03" calcext:value-type="float">
            <text:p>717.03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21.05" calcext:value-type="float">
            <text:p>1821.05</text:p>
          </table:table-cell>
          <table:table-cell office:value-type="float" office:value="1279.93" calcext:value-type="float">
            <text:p>1279.9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66.43" calcext:value-type="float">
            <text:p>1666.43</text:p>
          </table:table-cell>
          <table:table-cell office:value-type="float" office:value="902.27" calcext:value-type="float">
            <text:p>902.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60.68" calcext:value-type="float">
            <text:p>760.68</text:p>
          </table:table-cell>
          <table:table-cell office:value-type="float" office:value="653.65" calcext:value-type="float">
            <text:p>653.65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9.67" calcext:value-type="float">
            <text:p>1479.67</text:p>
          </table:table-cell>
          <table:table-cell office:value-type="float" office:value="1171.09" calcext:value-type="float">
            <text:p>1171.0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66.43" calcext:value-type="float">
            <text:p>1666.43</text:p>
          </table:table-cell>
          <table:table-cell office:value-type="float" office:value="909.67" calcext:value-type="float">
            <text:p>909.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60.49" calcext:value-type="float">
            <text:p>760.49</text:p>
          </table:table-cell>
          <table:table-cell office:value-type="float" office:value="657.11" calcext:value-type="float">
            <text:p>657.11</text:p>
          </table:table-cell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7:58:02.468147670</meta:creation-date>
    <meta:generator>LibreOffice/24.2.6.2$Linux_X86_64 LibreOffice_project/420$Build-2</meta:generator>
    <dc:date>2024-09-17T18:57:39.446593157</dc:date>
    <meta:editing-duration>PT59M14S</meta:editing-duration>
    <meta:editing-cycles>44</meta:editing-cycles>
    <meta:document-statistic meta:table-count="1" meta:cell-count="1027" meta:object-count="0"/>
  </office:meta>
</office:document-meta>
</file>